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_5f_-outline1">
      <style:graphic-properties fo:min-height="2.95cm"/>
      <style:paragraph-properties style:writing-mode="lr-tb"/>
    </style:style>
    <style:style style:name="pr15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Turizm Sektörü ve Açık Kaynak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Masscollabs Services + Plusclouds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 text:style-name="P4">Turizm Sektörü ve Açık Kaynak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Açık Kaynak ve Özgür Yazılım nedir ?</text:p>
              </text:list-item>
              <text:list-item>
                <text:p>Açık Kaynak ve Özgür Yazılım nasıl geliştirilir ? </text:p>
              </text:list-item>
              <text:list-item>
                <text:p>Açık Kaynak ve Özgür Yazılım kimin içindir kim tarafından geliştirilir ?</text:p>
              </text:list-item>
              <text:list-item>
                <text:p>Topluluk ve ticari ilişkiler nasıl şekillenir ve hangi iş modelleri vardır ?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layer="layout" svg:width="25cm" svg:height="2.601cm" svg:x="1.5cm" svg:y="0.45cm" presentation:class="title" presentation:user-transformed="true">
          <draw:text-box>
            <text:p text:style-name="P4">Turizm Sektörü ve Açık Kaynak ve Özgür Yazılım iş modeli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Tek seferlik lisans satmak mümkün.</text:p>
              </text:list-item>
              <text:list-item>
                <text:p>Ücretsiz sunup sponsorluk almak mümkün.</text:p>
              </text:list-item>
              <text:list-item>
                <text:p>Abonelik adı altında hizmet bedeli teknik destek ve geliştirme hizmeti sunmak mümkün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user-transformed="true">
          <draw:text-box>
            <text:p text:style-name="P4">Turizm Sektörü ve Açık Kaynak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streetmap ile Google Maps alternatifi mümkün.</text:p>
              </text:list-item>
              <text:list-item>
                <text:p>CiviCRM ve odoo gibi yazılımlar ile kurumsallaşmak.</text:p>
              </text:list-item>
              <text:list-item>
                <text:p>Wordpress , Drupal ile teknik içerikleri tutmak.</text:p>
              </text:list-item>
              <text:list-item>
                <text:p>Opencart ile ürün satışı e-ticaret yapılabili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4" presentation:class="page"/>
          <draw:frame presentation:style-name="pr12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 presentation:user-transformed="true">
          <draw:text-box>
            <text:p text:style-name="P4">Masscollabs Services + Plusclouds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License: CC BY-SA 4.0 or later</text:p>
              </text:list-item>
              <text:list-item>
                <text:p>E-posta: <text:a xlink:href="mailto:mertgor@masscollabs.xyz" xlink:type="simple">mertgor@masscollabs.xyz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5cm" svg:height="11cm" svg:x="3cm" svg:y="2.25cm" draw:page-number="5" presentation:class="page"/>
          <draw:frame presentation:style-name="pr15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9:59:17.047040634</meta:creation-date>
    <meta:editing-duration>PT8M38S</meta:editing-duration>
    <meta:editing-cycles>13</meta:editing-cycles>
    <meta:generator>LibreOffice/7.4.7.2$Linux_X86_64 LibreOffice_project/40$Build-2</meta:generator>
    <dc:title>Beehive</dc:title>
    <dc:date>2025-05-20T20:07:59.907274459</dc:date>
    <meta:document-statistic meta:object-count="282"/>
  </office:meta>
</office:document-meta>
</file>